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2000000F000001AC000001D482161062CBAA1879.svm" manifest:media-type=""/>
  <manifest:file-entry manifest:full-path="Pictures/200000160000026F000001CCBEE51528BECE183D.svm" manifest:media-type=""/>
  <manifest:file-entry manifest:full-path="Pictures/200000160000023800000205BC107FA715920CB4.svm" manifest:media-type=""/>
  <manifest:file-entry manifest:full-path="Pictures/200000160000023800000205E3AFA815340E167E.svm" manifest:media-type=""/>
  <manifest:file-entry manifest:full-path="Pictures/200000160000026F000001CCE15AC29A9F5202F7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96cm" table:align="margins" style:writing-mode="lr-tb"/>
    </style:style>
    <style:style style:name="Таблица1.A" style:family="table-column">
      <style:table-column-properties style:column-width="0.794cm" style:rel-column-width="450*"/>
    </style:style>
    <style:style style:name="Таблица1.B" style:family="table-column">
      <style:table-column-properties style:column-width="18.902cm" style:rel-column-width="107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96cm" table:align="margins" style:writing-mode="lr-tb"/>
    </style:style>
    <style:style style:name="Таблица2.A" style:family="table-column">
      <style:table-column-properties style:column-width="3.507cm" style:rel-column-width="1988*"/>
    </style:style>
    <style:style style:name="Таблица2.B" style:family="table-column">
      <style:table-column-properties style:column-width="10.186cm" style:rel-column-width="5775*"/>
    </style:style>
    <style:style style:name="Таблица2.C" style:family="table-column">
      <style:table-column-properties style:column-width="6.003cm" style:rel-column-width="3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bold" officeooo:rsid="000cab30" officeooo:paragraph-rsid="000cab30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bold" officeooo:rsid="000cfbe8" officeooo:paragraph-rsid="000cfbe8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bold" officeooo:rsid="000f9320" officeooo:paragraph-rsid="000f9320" style:font-size-asian="11pt" style:font-weight-asian="bold" style:font-size-complex="11pt" style:font-weight-complex="bold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normal" officeooo:rsid="000cfbe8" officeooo:paragraph-rsid="000cfbe8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font-name="Carlito" fo:font-size="11pt" style:font-size-asian="11pt" style:font-size-complex="11pt"/>
    </style:style>
    <style:style style:name="P6" style:family="paragraph" style:parent-style-name="Table_20_Contents">
      <style:text-properties style:font-name="Carlito" fo:font-size="11pt" officeooo:rsid="000cfbe8" officeooo:paragraph-rsid="000cfbe8" style:font-size-asian="11pt" style:font-size-complex="11pt"/>
    </style:style>
    <style:style style:name="P7" style:family="paragraph" style:parent-style-name="Table_20_Contents">
      <style:text-properties style:font-name="Carlito" fo:font-size="11pt" officeooo:rsid="000f9320" officeooo:paragraph-rsid="000f9320" style:font-size-asian="11pt" style:font-size-complex="11pt"/>
    </style:style>
    <style:style style:name="P8" style:family="paragraph" style:parent-style-name="Table_20_Contents">
      <style:text-properties style:font-name="Carlito" fo:font-size="11pt" officeooo:rsid="00116a91" officeooo:paragraph-rsid="00116a91" style:font-size-asian="11pt" style:font-size-complex="11pt"/>
    </style:style>
    <style:style style:name="P9" style:family="paragraph" style:parent-style-name="Table_20_Contents">
      <style:text-properties style:font-name="Carlito" fo:font-size="11pt" officeooo:paragraph-rsid="00123d08" style:font-size-asian="11pt" style:font-size-complex="11pt"/>
    </style:style>
    <style:style style:name="P10" style:family="paragraph" style:parent-style-name="Table_20_Contents">
      <style:text-properties style:font-name="Carlito" fo:font-size="11pt" officeooo:rsid="0013d1af" officeooo:paragraph-rsid="0013d1af" style:font-size-asian="11pt" style:font-size-complex="11pt"/>
    </style:style>
    <style:style style:name="P11" style:family="paragraph" style:parent-style-name="Table_20_Contents">
      <style:text-properties style:font-name="Carlito" fo:font-size="11pt" fo:font-style="italic" officeooo:rsid="000cfbe8" officeooo:paragraph-rsid="000cfbe8" style:font-size-asian="11pt" style:font-style-asian="italic" style:font-size-complex="11pt" style:font-style-complex="italic"/>
    </style:style>
    <style:style style:name="P12" style:family="paragraph" style:parent-style-name="Table_20_Contents">
      <style:text-properties style:font-name="Carlito" fo:font-size="11pt" fo:font-style="italic" officeooo:rsid="000dfc06" officeooo:paragraph-rsid="000dfc06" style:font-size-asian="11pt" style:font-style-asian="italic" style:font-size-complex="11pt" style:font-style-complex="italic"/>
    </style:style>
    <style:style style:name="P13" style:family="paragraph" style:parent-style-name="Table_20_Contents">
      <style:text-properties style:font-name="Carlito" fo:font-size="11pt" fo:language="en" fo:country="US" officeooo:rsid="000dfc06" officeooo:paragraph-rsid="000dfc06" style:font-size-asian="11pt" style:font-size-complex="11pt"/>
    </style:style>
    <style:style style:name="P14" style:family="paragraph" style:parent-style-name="Table_20_Contents">
      <style:paragraph-properties style:writing-mode="lr-tb"/>
      <style:text-properties style:font-name="Carlito" fo:font-size="11pt" fo:language="ru" fo:country="RU" fo:font-style="normal" officeooo:rsid="000dfc06" officeooo:paragraph-rsid="000dfc06" style:font-size-asian="11pt" style:font-style-asian="normal" style:font-size-complex="11pt" style:font-style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style:font-name="Carlito"/>
    </style:style>
    <style:style style:name="T2" style:family="text">
      <style:text-properties style:font-name="Carlito" fo:font-style="italic" style:font-style-asian="italic" style:font-style-complex="italic"/>
    </style:style>
    <style:style style:name="T3" style:family="text">
      <style:text-properties style:font-name="Carlito" fo:font-style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officeooo:rsid="000f9320"/>
    </style:style>
    <style:style style:name="T8" style:family="text">
      <style:text-properties fo:language="en" fo:country="US" officeooo:rsid="000f9320"/>
    </style:style>
    <style:style style:name="T9" style:family="text">
      <style:text-properties fo:language="en" fo:country="US" officeooo:rsid="0014f619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12.</text:p>
      <text:p text:style-name="P1"><text:span text:style-name="T1">Правила Кирхгофа. Последовательное и параллельное соединение источников тока.</text:span></text:p>
      <text:p text:style-name="P4"><text:span text:style-name="T1"><text:tab/>Рассмотрим электрическую цепь с несколькими источниками тока, несколькими резисторами. Чтобы упростить расчеты в данном случае введем два </text:span><text:span text:style-name="T2">правила Кирхгофа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№</text:p>
          </table:table-cell>
          <table:table-cell table:style-name="Таблица1.B1" office:value-type="string">
            <text:p text:style-name="P6">Правило Кирхгофа</text:p>
          </table:table-cell>
        </table:table-row>
        <table:table-row>
          <table:table-cell table:style-name="Таблица1.A2" office:value-type="string">
            <text:p text:style-name="P6">1</text:p>
          </table:table-cell>
          <table:table-cell table:style-name="Таблица1.B2" office:value-type="string">
            <text:p text:style-name="P11">Узел цепи —<text:span text:style-name="T4"> точки разветвленной цепи, в которых сходятся хотя бы три проводника.</text:span></text:p>
            <text:p text:style-name="P12"><text:span text:style-name="T4">В узлах может происходить слияние или разрыв упорядоченно движущихся частиц. Если ток втекает в узел, силу тока считают положительной, если вытекает, то отрицательной.</text:span></text:p>
            <text:p text:style-name="P12"><text:span text:style-name="T6">Первое правило Кирхгофа</text:span><text:span text:style-name="T4"> — алгебраическая сумма сил тока в каждом узле равна нулю.</text:span><text:span text:style-name="T4"><draw:frame draw:style-name="fr1" draw:name="Объект1" text:anchor-type="as-char" svg:y="-0.713cm" svg:width="1.076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13">2</text:p>
          </table:table-cell>
          <table:table-cell table:style-name="Таблица1.B2" office:value-type="string">
            <text:p text:style-name="P14"><text:span text:style-name="T5">Второе правило Кирхгофа</text:span> — алгебраическая сумма ЭДС в замкнутом контуре равна сумме падений напряжения (произведений сил токов и сопротивлений участка). <text:span text:style-name="T8">[</text:span><text:span text:style-name="T7">обобщение закона Ома</text:span><text:span text:style-name="T8">]</text:span></text:p>
            <text:p text:style-name="P14"><draw:frame draw:style-name="fr1" draw:name="Объект2" text:anchor-type="as-char" svg:y="-0.713cm" svg:width="2.556cm" svg:height="1.13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14">Знак силы тока будет «+», если направление совпадает с направлением обхода.</text:p>
            <text:p text:style-name="P14">Знак ЭДС будет «+», если по направлению обхода первым встречается «-».</text:p>
          </table:table-cell>
        </table:table-row>
      </table:table>
      <text:p text:style-name="P2"><text:span text:style-name="T3"/></text:p>
      <text:p text:style-name="P3"><text:span text:style-name="T3">Соединение источников тока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">Соединение</text:p>
          </table:table-cell>
          <table:table-cell table:style-name="Таблица2.B1" table:number-columns-spanned="2" office:value-type="string">
            <text:p text:style-name="P10">ЭДС батареи</text:p>
          </table:table-cell>
          <table:covered-table-cell/>
        </table:table-row>
        <table:table-row>
          <table:table-cell table:style-name="Таблица2.A2" office:value-type="string">
            <text:p text:style-name="P7">Последовательное</text:p>
          </table:table-cell>
          <table:table-cell table:style-name="Таблица2.A2" office:value-type="string">
            <text:p text:style-name="P5"><draw:frame draw:style-name="fr1" draw:name="Объект3" text:anchor-type="as-char" svg:y="-0.377cm" svg:width="2.441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9"><draw:frame draw:style-name="fr1" draw:name="Объект6" text:anchor-type="as-char" svg:y="-0.432cm" svg:width="3.912cm" svg:height="0.586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9"><draw:frame draw:style-name="fr1" draw:name="Объект9" text:anchor-type="as-char" svg:y="-0.432cm" svg:width="2.193cm" svg:height="0.586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5"><draw:g text:anchor-type="paragraph" draw:z-index="3" draw:name="Фигура1" draw:style-name="gr1"><draw:line draw:style-name="gr17" draw:text-style-name="P15" svg:x1="0.868cm" svg:y1="0.763cm" svg:x2="1.443cm" svg:y2="0.763cm"><text:p/></draw:line><draw:line draw:style-name="gr18" draw:text-style-name="P15" svg:x1="1.444cm" svg:y1="0.467cm" svg:x2="1.444cm" svg:y2="1.059cm"><text:p/></draw:line><draw:line draw:style-name="gr19" draw:text-style-name="P15" svg:x1="1.558cm" svg:y1="0.172cm" svg:x2="1.558cm" svg:y2="1.355cm"><text:p/></draw:line><draw:line draw:style-name="gr20" draw:text-style-name="P15" svg:x1="1.558cm" svg:y1="0.763cm" svg:x2="2.133cm" svg:y2="0.763cm"><text:p/></draw:line><draw:frame draw:style-name="gr14" draw:text-style-name="P16" svg:width="0.491cm" svg:height="0.689cm" svg:x="0.984cm" svg:y="0cm"><draw:image xlink:href="Pictures/2000000F000001AC000001D482161062CBAA1879.svm" xlink:type="simple" xlink:show="embed" xlink:actuate="onLoad"><text:p/></draw:image></draw:frame><draw:frame draw:style-name="gr14" draw:text-style-name="P16" svg:width="0.715cm" svg:height="0.682cm" svg:x="1.466cm" svg:y="0.141cm"><draw:image xlink:href="Pictures/200000160000026F000001CCBEE51528BECE183D.svm" xlink:type="simple" xlink:show="embed" xlink:actuate="onLoad"><text:p/></draw:image></draw:frame><draw:line draw:style-name="gr21" draw:text-style-name="P15" svg:x1="2.132cm" svg:y1="0.765cm" svg:x2="2.707cm" svg:y2="0.765cm"><text:p/></draw:line><draw:line draw:style-name="gr22" draw:text-style-name="P15" svg:x1="2.706cm" svg:y1="0.469cm" svg:x2="2.706cm" svg:y2="1.061cm"><text:p/></draw:line><draw:line draw:style-name="gr23" draw:text-style-name="P15" svg:x1="2.822cm" svg:y1="0.173cm" svg:x2="2.822cm" svg:y2="1.356cm"><text:p/></draw:line><draw:line draw:style-name="gr24" draw:text-style-name="P15" svg:x1="2.822cm" svg:y1="0.765cm" svg:x2="3.397cm" svg:y2="0.765cm"><text:p/></draw:line><draw:frame draw:style-name="gr14" draw:text-style-name="P16" svg:width="0.493cm" svg:height="0.69cm" svg:x="2.247cm" svg:y="0.002cm"><draw:image xlink:href="Pictures/2000000F000001AC000001D482161062CBAA1879.svm" xlink:type="simple" xlink:show="embed" xlink:actuate="onLoad"><text:p/></draw:image></draw:frame><draw:frame draw:style-name="gr14" draw:text-style-name="P16" svg:width="0.717cm" svg:height="0.682cm" svg:x="2.727cm" svg:y="0.143cm"><draw:image xlink:href="Pictures/200000160000026F000001CCE15AC29A9F5202F7.svm" xlink:type="simple" xlink:show="embed" xlink:actuate="onLoad"><text:p/></draw:image></draw:frame><draw:line draw:style-name="gr25" draw:text-style-name="P15" svg:x1="3.97cm" svg:y1="0.762cm" svg:x2="4.315cm" svg:y2="0.762cm"><text:p/></draw:line><draw:frame draw:style-name="gr14" draw:text-style-name="P16" svg:width="0.493cm" svg:height="0.689cm" svg:x="4.284cm" svg:y="0.467cm"><draw:image xlink:href="Pictures/2000000F000001AC000001D482161062CBAA1879.svm" xlink:type="simple" xlink:show="embed" xlink:actuate="onLoad"><text:p/></draw:image></draw:frame><draw:frame draw:style-name="gr14" draw:text-style-name="P16" svg:width="0.493cm" svg:height="0.689cm" svg:x="0.492cm" svg:y="0.467cm"><draw:image xlink:href="Pictures/2000000F000001AC000001D482161062CBAA1879.svm" xlink:type="simple" xlink:show="embed" xlink:actuate="onLoad"><text:p/></draw:image></draw:frame></draw:g></text:p>
          </table:table-cell>
        </table:table-row>
        <table:table-row>
          <table:table-cell table:style-name="Таблица2.A2" office:value-type="string">
            <text:p text:style-name="P7">Параллельное</text:p>
          </table:table-cell>
          <table:table-cell table:style-name="Таблица2.A2" office:value-type="string">
            <text:p text:style-name="P5"><draw:frame draw:style-name="fr1" draw:name="Объект5" text:anchor-type="as-char" svg:y="-0.626cm" svg:width="3cm" svg:height="1.0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draw:frame draw:style-name="fr1" draw:name="Объект4" text:anchor-type="as-char" svg:y="-0.626cm" svg:width="1.304cm" svg:height="1.067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5"><draw:frame draw:style-name="fr1" draw:name="Объект7" text:anchor-type="as-char" svg:y="-0.626cm" svg:width="2.353cm" svg:height="1.0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8">Если все ЭДС одинаковые: <draw:frame draw:style-name="fr1" draw:name="Объект8" text:anchor-type="as-char" svg:y="-0.626cm" svg:width="4.598cm" svg:height="1.20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5"><draw:g text:anchor-type="paragraph" draw:z-index="2" draw:name="Фигура2" draw:style-name="gr1"><draw:line draw:style-name="gr2" draw:text-style-name="P15" svg:x1="1.597cm" svg:y1="0.762cm" svg:x2="2.217cm" svg:y2="0.762cm"><text:p/></draw:line><draw:line draw:style-name="gr3" draw:text-style-name="P15" svg:x1="2.217cm" svg:y1="0.5cm" svg:x2="2.217cm" svg:y2="1.025cm"><text:p/></draw:line><draw:line draw:style-name="gr4" draw:text-style-name="P15" svg:x1="2.34cm" svg:y1="0.238cm" svg:x2="2.34cm" svg:y2="1.288cm"><text:p/></draw:line><draw:line draw:style-name="gr5" draw:text-style-name="P15" svg:x1="2.34cm" svg:y1="0.762cm" svg:x2="2.96cm" svg:y2="0.762cm"><text:p/></draw:line><draw:line draw:style-name="gr6" draw:text-style-name="P15" svg:x1="1.597cm" svg:y1="1.942cm" svg:x2="2.217cm" svg:y2="1.942cm"><text:p/></draw:line><draw:line draw:style-name="gr7" draw:text-style-name="P15" svg:x1="2.217cm" svg:y1="1.681cm" svg:x2="2.217cm" svg:y2="2.206cm"><text:p/></draw:line><draw:line draw:style-name="gr8" draw:text-style-name="P15" svg:x1="2.34cm" svg:y1="1.419cm" svg:x2="2.34cm" svg:y2="2.469cm"><text:p/></draw:line><draw:line draw:style-name="gr9" draw:text-style-name="P15" svg:x1="2.34cm" svg:y1="1.942cm" svg:x2="2.96cm" svg:y2="1.942cm"><text:p/></draw:line><draw:line draw:style-name="gr10" draw:text-style-name="P15" svg:x1="1.597cm" svg:y1="0.762cm" svg:x2="1.597cm" svg:y2="1.943cm"><text:p/></draw:line><draw:line draw:style-name="gr11" draw:text-style-name="P15" svg:x1="2.96cm" svg:y1="0.762cm" svg:x2="2.96cm" svg:y2="1.943cm"><text:p/></draw:line><draw:line draw:style-name="gr12" draw:text-style-name="P15" svg:x1="1.099cm" svg:y1="1.419cm" svg:x2="1.595cm" svg:y2="1.419cm"><text:p/></draw:line><draw:line draw:style-name="gr13" draw:text-style-name="P15" svg:x1="2.96cm" svg:y1="1.419cm" svg:x2="3.456cm" svg:y2="1.419cm"><text:p/></draw:line><draw:frame draw:style-name="gr14" draw:text-style-name="P16" svg:width="0.533cm" svg:height="0.611cm" svg:x="0.693cm" svg:y="1.069cm"><draw:image xlink:href="Pictures/2000000F000001AC000001D482161062CBAA1879.svm" xlink:type="simple" xlink:show="embed" xlink:actuate="onLoad"><text:p/></draw:image></draw:frame><draw:frame draw:style-name="gr14" draw:text-style-name="P16" svg:width="0.533cm" svg:height="0.613cm" svg:x="3.332cm" svg:y="1.156cm"><draw:image xlink:href="Pictures/2000000F000001AC000001D482161062CBAA1879.svm" xlink:type="simple" xlink:show="embed" xlink:actuate="onLoad"><text:p/></draw:image></draw:frame><draw:frame draw:style-name="gr14" draw:text-style-name="P16" svg:width="0.706cm" svg:height="0.678cm" svg:x="1.596cm" svg:y="0.085cm"><draw:image xlink:href="Pictures/200000160000023800000205E3AFA815340E167E.svm" xlink:type="simple" xlink:show="embed" xlink:actuate="onLoad"><text:p/></draw:image></draw:frame><draw:frame draw:style-name="gr14" draw:text-style-name="P16" svg:width="0.706cm" svg:height="0.676cm" svg:x="1.511cm" svg:y="1.944cm"><draw:image xlink:href="Pictures/200000160000023800000205BC107FA715920CB4.svm" xlink:type="simple" xlink:show="embed" xlink:actuate="onLoad"><text:p/></draw:image></draw:frame><draw:line draw:style-name="gr15" draw:text-style-name="P15" svg:x1="1.597cm" svg:y1="1.942cm" svg:x2="1.597cm" svg:y2="2.598cm"><text:p/></draw:line><draw:line draw:style-name="gr16" draw:text-style-name="P15" svg:x1="2.96cm" svg:y1="1.942cm" svg:x2="2.96cm" svg:y2="2.598cm"><text:p/></draw:line><draw:frame draw:style-name="gr14" draw:text-style-name="P16" svg:width="0.773cm" svg:height="0.606cm" svg:x="2.363cm" svg:y="0.212cm"><draw:image xlink:href="Pictures/200000160000026F000001CCBEE51528BECE183D.svm" xlink:type="simple" xlink:show="embed" xlink:actuate="onLoad"><text:p/></draw:image></draw:frame><draw:frame draw:style-name="gr14" draw:text-style-name="P16" svg:width="0.775cm" svg:height="0.602cm" svg:x="2.238cm" svg:y="2.05cm"><draw:image xlink:href="Pictures/200000160000026F000001CCE15AC29A9F5202F7.svm" xlink:type="simple" xlink:show="embed" xlink:actuate="onLoad"><text:p/></draw:image></draw:frame></draw:g></text:p>
          </table:table-cell>
        </table:table-row>
      </table:table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1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12cm" fo:margin-bottom="0.794cm" fo:margin-left="0.612cm" fo:margin-right="0.6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28:54.120000000</meta:creation-date>
    <dc:date>2018-03-19T21:00:06.745000000</dc:date>
    <meta:editing-duration>PT23H43M22S</meta:editing-duration>
    <meta:editing-cycles>3</meta:editing-cycles>
    <meta:generator>LibreOffice/5.3.4.2$Windows_X86_64 LibreOffice_project/f82d347ccc0be322489bf7da61d7e4ad13fe2ff3</meta:generator>
    <meta:document-statistic meta:table-count="2" meta:image-count="0" meta:object-count="9" meta:page-count="1" meta:paragraph-count="25" meta:word-count="137" meta:character-count="1008" meta:non-whitespace-character-count="885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sub>
        <mi>I</mi>
        <mi>i</mi>
      </msub>
    </mrow>
    <annotation encoding="StarMath 5.0">sum from{i=1} to{n} I_i 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U</mi>
          <mi>i</mi>
        </msub>
      </mrow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sub>
          <mi>ξ</mi>
          <mi>j</mi>
        </msub>
      </mrow>
    </mrow>
    <annotation encoding="StarMath 5.0">sum from{i=1} to{n} U_i =  sum from{j=1} to{m} %ixi_j 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sub>
          <mi>I</mi>
          <mi>i</mi>
        </msub>
      </mrow>
      <mi>;</mi>
      <mspace width="2em"/>
      <mrow>
        <mi>q</mi>
        <mo stretchy="false">=</mo>
        <msub>
          <mi>q</mi>
          <mi>i</mi>
        </msub>
      </mrow>
    </mrow>
    <annotation encoding="StarMath 5.0">I = I_i;~q=q_i</annotation>
  </semantics>
</math>
</file>

<file path=Object 4/content.xml><?xml version="1.0" encoding="utf-8"?>
<math xmlns="http://www.w3.org/1998/Math/MathML" display="block">
  <semantics>
    <mrow>
      <msub>
        <mi>I</mi>
        <mi>i</mi>
      </msub>
      <mo stretchy="false">=</mo>
      <mfrac>
        <msub>
          <mi>ξ</mi>
          <mi>i</mi>
        </msub>
        <msub>
          <mi>r</mi>
          <mi>i</mi>
        </msub>
      </mfrac>
    </mrow>
    <annotation encoding="StarMath 5.0">I_i = %ixi_i over r_i</annotation>
  </semantics>
</math>
</file>

<file path=Object 5/content.xml><?xml version="1.0" encoding="utf-8"?>
<math xmlns="http://www.w3.org/1998/Math/MathML" display="block">
  <semantics>
    <mrow>
      <mi>I</mi>
      <mo stretchy="false">=</mo>
      <mrow>
        <mo stretchy="false">∑</mo>
        <msub>
          <mi>I</mi>
          <mi>i</mi>
        </msub>
      </mrow>
      <mo stretchy="false">=</mo>
      <mrow>
        <mo stretchy="false">∑</mo>
        <mfrac>
          <msub>
            <mi>ξ</mi>
            <mi>i</mi>
          </msub>
          <msub>
            <mi>r</mi>
            <mi>i</mi>
          </msub>
        </mfrac>
      </mrow>
    </mrow>
    <annotation encoding="StarMath 5.0">I = sum I_i = sum { %ixi_i over r_i }</annotation>
  </semantics>
</math>
</file>

<file path=Object 6/content.xml><?xml version="1.0" encoding="utf-8"?>
<math xmlns="http://www.w3.org/1998/Math/MathML" display="block">
  <semantics>
    <mrow>
      <mrow>
        <msub>
          <mi>A</mi>
          <mi mathvariant="italic">бат</mi>
        </msub>
        <mo stretchy="false">=</mo>
        <msub>
          <mi>ξ</mi>
          <mi mathvariant="italic">бат</mi>
        </msub>
      </mrow>
      <mrow>
        <mi>q</mi>
        <mo stretchy="false">=</mo>
        <mrow>
          <mo stretchy="false">∑</mo>
          <msub>
            <mi>ξ</mi>
            <mi>i</mi>
          </msub>
        </mrow>
      </mrow>
      <msub>
        <mi>q</mi>
        <mi>i</mi>
      </msub>
    </mrow>
    <annotation encoding="StarMath 5.0">A_бат = %ixi_бат q = sum %ixi_i q_i</annotation>
  </semantics>
</math>
</file>

<file path=Object 7/content.xml><?xml version="1.0" encoding="utf-8"?>
<math xmlns="http://www.w3.org/1998/Math/MathML" display="block">
  <semantics>
    <mrow>
      <mfrac>
        <msub>
          <mi>ξ</mi>
          <mi mathvariant="italic">бат</mi>
        </msub>
        <msub>
          <mi>r</mi>
          <mi mathvariant="italic">бат</mi>
        </msub>
      </mfrac>
      <mo stretchy="false">=</mo>
      <mrow>
        <mo stretchy="false">∑</mo>
        <mfrac>
          <msub>
            <mi>ξ</mi>
            <mi>i</mi>
          </msub>
          <msub>
            <mi>r</mi>
            <mi>i</mi>
          </msub>
        </mfrac>
      </mrow>
    </mrow>
    <annotation encoding="StarMath 5.0">%ixi_бат over r_бат = sum { %ixi_i over r_i }</annotation>
  </semantics>
</math>
</file>

<file path=Object 8/content.xml><?xml version="1.0" encoding="utf-8"?>
<math xmlns="http://www.w3.org/1998/Math/MathML" display="block">
  <semantics>
    <mrow>
      <mrow>
        <mfrac>
          <msub>
            <mi>ξ</mi>
            <mi mathvariant="italic">бат</mi>
          </msub>
          <mstyle mathsize="8pt">
            <mfrac>
              <mi>r</mi>
              <mi>n</mi>
            </mfrac>
          </mstyle>
        </mfrac>
        <mo stretchy="false">=</mo>
        <mrow>
          <mi>n</mi>
          <mo stretchy="false">⋅</mo>
          <mfrac>
            <mi>ξ</mi>
            <mi>r</mi>
          </mfrac>
        </mrow>
      </mrow>
      <mspace width="4em"/>
      <mo stretchy="false">⇒</mo>
      <mspace width="4em"/>
      <mrow>
        <msub>
          <mi>ξ</mi>
          <mi mathvariant="italic">бат</mi>
        </msub>
        <mo stretchy="false">=</mo>
        <mi>ξ</mi>
      </mrow>
    </mrow>
    <annotation encoding="StarMath 5.0">%ixi_бат over size 8{r over n} = n cdot {%ixi over r} ~~drarrow~~%ixi_бат = %ixi</annotation>
  </semantics>
</math>
</file>

<file path=Object 9/content.xml><?xml version="1.0" encoding="utf-8"?>
<math xmlns="http://www.w3.org/1998/Math/MathML" display="block">
  <semantics>
    <mrow>
      <msub>
        <mi>ξ</mi>
        <mi mathvariant="italic">бат</mi>
      </msub>
      <mo stretchy="false">=</mo>
      <mrow>
        <mo stretchy="false">∑</mo>
        <msub>
          <mi>ξ</mi>
          <mi>i</mi>
        </msub>
      </mrow>
    </mrow>
    <annotation encoding="StarMath 5.0">%ixi_бат = sum %ixi_i</annotation>
  </semantics>
</math>
</file>